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1" svg:font-family="'Roboto Mono', 'Courier New'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58ace1" officeooo:paragraph-rsid="0058ace1" style:font-name-asian="Times New Roman" style:font-size-asian="14pt" style:language-asian="pt" style:country-asian="BR" style:font-style-asian="italic" style:font-weight-asian="bold" style:font-name-complex="Courier New3"/>
    </style:style>
    <style:style style:name="P5" style:family="paragraph" style:parent-style-name="Standard">
      <style:paragraph-properties fo:margin-top="0cm" fo:margin-bottom="0cm" loext:contextual-spacing="true" fo:line-height="100%"/>
    </style:style>
    <style:style style:name="P6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5a8c9d" officeooo:paragraph-rsid="005a8c9d" style:font-weight-asian="bold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paragraph-rsid="0050eda9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rsid="005a8c9d" officeooo:paragraph-rsid="005a8c9d"/>
    </style:style>
    <style:style style:name="P10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 officeooo:paragraph-rsid="005a8c9d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05cc"/>
    </style:style>
    <style:style style:name="P13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4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933c7"/>
    </style:style>
    <style:style style:name="P15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8c9d"/>
    </style:style>
    <style:style style:name="P16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933c7"/>
    </style:style>
    <style:style style:name="P18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05cc"/>
    </style:style>
    <style:style style:name="P19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8c9d"/>
    </style:style>
    <style:style style:name="P20" style:family="paragraph" style:parent-style-name="Preformatted_20_Text">
      <style:paragraph-properties fo:line-height="115%" fo:orphans="2" fo:widows="2"/>
      <style:text-properties fo:color="#000000"/>
    </style:style>
    <style:style style:name="P21" style:family="paragraph" style:parent-style-name="Preformatted_20_Text">
      <style:paragraph-properties fo:line-height="100%" fo:orphans="2" fo:widows="2"/>
      <style:text-properties fo:color="#000000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solid" draw:fill-color="#000000"/>
      <style:text-properties style:font-name="Chilanka" fo:font-size="24pt"/>
    </style:style>
    <style:style style:name="P24" style:family="paragraph">
      <style:paragraph-properties fo:text-align="center"/>
    </style:style>
    <style:style style:name="P25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1" fo:font-size="11pt" fo:letter-spacing="normal" fo:font-style="normal" fo:font-weight="bold" officeooo:rsid="0050eda9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212121" fo:letter-spacing="normal"/>
    </style:style>
    <style:style style:name="T6" style:family="text">
      <style:text-properties fo:font-variant="normal" fo:text-transform="none" fo:color="#ff7700" style:font-name="Roboto Mono" fo:font-size="10.5pt" fo:letter-spacing="normal" fo:font-style="normal" fo:font-weight="bold"/>
    </style:style>
    <style:style style:name="T7" style:family="text">
      <style:text-properties fo:font-variant="normal" fo:text-transform="none" fo:color="#ff7700" style:font-name="Roboto Mono" fo:font-size="10.5pt" fo:letter-spacing="normal" fo:font-style="normal" fo:font-weight="bold" officeooo:rsid="005a05cc"/>
    </style:style>
    <style:style style:name="T8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9" style:family="text">
      <style:text-properties fo:font-variant="normal" fo:text-transform="none" style:font-name="Roboto Mono" fo:font-size="10.5pt" fo:letter-spacing="normal" fo:font-style="normal" fo:font-weight="bold"/>
    </style:style>
    <style:style style:name="T10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 officeooo:rsid="005a8c9d" fo:background-color="transparent" loext:char-shading-value="0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style:font-name="Roboto Mono" fo:font-size="10.5pt" fo:letter-spacing="normal" fo:font-style="normal" fo:font-weight="bold" officeooo:rsid="005a05cc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style:font-name="Roboto Mono" fo:font-size="10.5pt" fo:font-style="normal" fo:font-weight="normal"/>
    </style:style>
    <style:style style:name="T15" style:family="text">
      <style:text-properties style:font-name="Roboto Mono" fo:font-size="10.5pt" fo:font-style="normal" fo:font-weight="bold"/>
    </style:style>
    <style:style style:name="T16" style:family="text">
      <style:text-properties style:font-name="Roboto Mono" fo:font-size="10.5pt" fo:font-style="normal" fo:font-weight="bold" officeooo:rsid="005a05cc"/>
    </style:style>
    <style:style style:name="T17" style:family="text">
      <style:text-properties fo:color="#ff7700" fo:font-weight="bold"/>
    </style:style>
    <style:style style:name="T18" style:family="text">
      <style:text-properties fo:color="#ff7700" fo:font-weight="bold" officeooo:rsid="005a05cc"/>
    </style:style>
    <style:style style:name="T19" style:family="text">
      <style:text-properties fo:color="#ff7700" style:font-name="Roboto Mono" fo:font-size="10.5pt" fo:font-style="normal" fo:font-weight="bold"/>
    </style:style>
    <style:style style:name="T20" style:family="text">
      <style:text-properties fo:color="#ff7700" style:font-name="Roboto Mono" fo:font-size="10.5pt" fo:font-style="normal" fo:font-weight="bold" officeooo:rsid="005a05cc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a05cc"/>
    </style:style>
    <style:style style:name="T24" style:family="text">
      <style:text-properties fo:color="#e65100" style:text-line-through-style="none" style:text-line-through-type="none" style:font-name="Arial" style:text-underline-style="none" fo:font-weight="bold" style:text-blinking="false" loext:padding="0cm" loext:border="none"/>
    </style:style>
    <style:style style:name="T25" style:family="text">
      <style:text-properties officeooo:rsid="0058ace1"/>
    </style:style>
    <style:style style:name="T26" style:family="text">
      <style:text-properties officeooo:rsid="005933c7"/>
    </style:style>
    <style:style style:name="T27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8.493cm" fo:min-width="11.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igura1" draw:style-name="gr1" draw:text-style-name="P22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23" svg:width="0.899cm" svg:height="0.851cm" svg:x="18.083cm" svg:y="0.005cm"><text:p><text:span text:style-name="T27">94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6">E q</text:span>uanto mais eu te buscar</text:p>
      <text:p text:style-name="P1"/>
      <text:p text:style-name="P2"/>
      <text:p text:style-name="P2"><text:bookmark text:name="cifra_tom"/>Tom: <text:span text:style-name="T25">E</text:span></text:p>
      <text:p text:style-name="P5"><text:span text:style-name="Internet_20_link"><text:span text:style-name="T1"/></text:span></text:p>
      <text:p text:style-name="P3"><text:span text:style-name="T2">Intro </text:span><text:span text:style-name="T4">: <text:s/></text:span><text:span text:style-name="T8">E</text:span><text:span text:style-name="T10"> <text:s/></text:span><text:span text:style-name="T11">A</text:span><text:span text:style-name="T10">9 </text:span></text:p>
      <text:p text:style-name="P8"><text:bookmark text:name="cifra_capo"/><text:bookmark text:name="cifra_afi"/><text:span text:style-name="T24"/></text:p>
      <text:p text:style-name="P10"><text:s/><text:span text:style-name="T15">E</text:span></text:p>
      <text:p text:style-name="P13">Eu entro neste lugar</text:p>
      <text:p text:style-name="P16"><text:s text:c="21"/><text:tab/><text:tab/><text:tab/><text:tab/><text:span text:style-name="T15">A</text:span><text:span text:style-name="T16">9</text:span></text:p>
      <text:p text:style-name="P13">Levanto as minhas mãos , só penso em te adorar</text:p>
      <text:p text:style-name="P16"><text:s/><text:span text:style-name="T15">E</text:span></text:p>
      <text:p text:style-name="P13">Buscar tua presença</text:p>
      <text:p text:style-name="P16"><text:s text:c="14"/><text:tab/><text:tab/><text:tab/><text:span text:style-name="T15">A</text:span><text:span text:style-name="T16">9</text:span></text:p>
      <text:p text:style-name="P13">Mover meu coração em direção ao teu</text:p>
      <text:p text:style-name="P13"/>
      <text:p text:style-name="P13"/>
      <text:p text:style-name="P16"><text:s text:c="6"/><text:span text:style-name="T15">F#m</text:span><text:span text:style-name="T16">9</text:span><text:span text:style-name="T14"> <text:s text:c="8"/></text:span><text:span text:style-name="T15">E</text:span><text:span text:style-name="T14"> <text:s text:c="7"/></text:span></text:p>
      <text:p text:style-name="P14">Atender ao teu convite </text:p>
      <text:p text:style-name="P14"><text:s text:c="12"/><text:span text:style-name="T21">C#m7</text:span> <text:s text:c="10"/><text:tab/> <text:s text:c="3"/><text:span text:style-name="T21">B</text:span><text:span text:style-name="T23">9</text:span></text:p>
      <text:p text:style-name="P14">de ,me humilhar, me entregar a ti</text:p>
      <text:p text:style-name="P14"/>
      <text:p text:style-name="P16"><text:s text:c="7"/><text:span text:style-name="T15">F#m9</text:span><text:span text:style-name="T14"> <text:s text:c="7"/></text:span><text:span text:style-name="T15">E</text:span><text:span text:style-name="T14"> <text:s text:c="5"/></text:span></text:p>
      <text:p text:style-name="P17"><text:span text:style-name="T14">Meu senhor , meu amado </text:span></text:p>
      <text:p text:style-name="P17"><text:span text:style-name="T14"><text:tab/><text:tab/></text:span><text:span text:style-name="T15">C#m7<text:tab/><text:tab/><text:tab/>B</text:span><text:span text:style-name="T16">9</text:span></text:p>
      <text:p text:style-name="P17"><text:span text:style-name="T14">és tudo pra mim Principio e fim</text:span></text:p>
      <text:p text:style-name="P17"><text:span text:style-name="T14"/></text:p>
      <text:p text:style-name="P16"><text:s text:c="4"/><text:span text:style-name="T15">F#m9</text:span><text:span text:style-name="T14"> <text:s text:c="28"/></text:span></text:p>
      <text:p text:style-name="P14"><draw:line text:anchor-type="paragraph" draw:z-index="2" draw:name="Forma3" draw:style-name="gr3" draw:text-style-name="P24" svg:x1="-0.376cm" svg:y1="10.755cm" svg:x2="-0.376cm" svg:y2="0.083cm"><text:p/></draw:line><draw:line text:anchor-type="paragraph" draw:z-index="3" draw:name="Forma4" draw:style-name="gr4" draw:text-style-name="P24" svg:x1="-0.376cm" svg:y1="0.083cm" svg:x2="-0.134cm" svg:y2="0.083cm"><text:p/></draw:line>Tua face eu quero ver ,</text:p>
      <text:p text:style-name="P14"><text:tab/><text:span text:style-name="T21">E</text:span> <text:tab/><text:tab/><text:tab/><text:tab/> <text:s text:c="2"/><text:span text:style-name="T21">B</text:span><text:span text:style-name="T23">9</text:span></text:p>
      <text:p text:style-name="P14">mais quero te conhecer , te tocar</text:p>
      <text:p text:style-name="P13"><draw:custom-shape text:anchor-type="paragraph" draw:z-index="4" draw:name="Forma1" draw:style-name="gr5" draw:text-style-name="P25" svg:width="11.951cm" svg:height="8.494cm" svg:x="-0.09cm" svg:y="0.332cm"><text:p/><draw:enhanced-geometry svg:viewBox="0 0 21600 21600" draw:type="rectangle" draw:enhanced-path="M 0 0 L 21600 0 21600 21600 0 21600 0 0 Z N"/></draw:custom-shape></text:p>
      <text:p text:style-name="P16"><text:s text:c="12"/><text:tab/><text:span text:style-name="T15">A</text:span><text:span text:style-name="T16">9</text:span><text:span text:style-name="T14"> <text:s text:c="15"/></text:span><text:span text:style-name="T15">F#m9</text:span></text:p>
      <text:p text:style-name="P13">Quanto mais eu te buscar mais eu terei</text:p>
      <text:p text:style-name="P16"><text:s text:c="6"/><text:tab/><text:span text:style-name="T15">C#m7</text:span><text:span text:style-name="T14"> <text:s text:c="8"/></text:span><text:span text:style-name="T15">B</text:span><text:span text:style-name="T16">9</text:span></text:p>
      <text:p text:style-name="P13">Do teu espírito em mim</text:p>
      <text:p text:style-name="P18"><text:s text:c="12"/><text:tab/><text:tab/><text:span text:style-name="T15">A</text:span><text:span text:style-name="T16">9</text:span><text:span text:style-name="T14"> <text:s text:c="16"/></text:span><text:span text:style-name="T15">F#m9</text:span></text:p>
      <text:p text:style-name="P13">Quanto mais eu te buscar transformado eu serei</text:p>
      <text:p text:style-name="P20"><text:span text:style-name="T13"><text:s text:c="10"/><text:tab/><text:tab/></text:span><text:span text:style-name="T9">B</text:span><text:span text:style-name="T12">9</text:span></text:p>
      <text:p text:style-name="P13">Tua glória vai me seguir</text:p>
      <text:p text:style-name="P13"/>
      <text:p text:style-name="P16"><text:s text:c="12"/><text:tab/><text:tab/> <text:span text:style-name="T15">A</text:span><text:span text:style-name="T16">9</text:span><text:span text:style-name="T14"> <text:s text:c="12"/><text:tab/><text:tab/></text:span><text:span text:style-name="T15">F#m9</text:span></text:p>
      <text:p text:style-name="P13">E quanto mais eu te buscar transformado eu serei</text:p>
      <text:p text:style-name="P16"><text:s text:c="12"/><text:span text:style-name="T15">C#m7</text:span><text:span text:style-name="T14"> <text:s text:c="7"/></text:span><text:span text:style-name="T15">B</text:span><text:span text:style-name="T16">9</text:span></text:p>
      <text:p text:style-name="P13">Mais da tua vida em mim</text:p>
      <text:p text:style-name="P18"><text:s text:c="12"/><text:tab/><text:tab/><text:span text:style-name="T15">A</text:span><text:span text:style-name="T16">9</text:span><text:span text:style-name="T14"> <text:s text:c="15"/><text:tab/> <text:s/></text:span><text:span text:style-name="T15">F#m9</text:span></text:p>
      <text:p text:style-name="P13">E quanto mais eu te buscar tua glória eu hei de ver</text:p>
      <text:p text:style-name="P16"><text:s text:c="8"/><text:tab/> <text:s text:c="2"/><text:span text:style-name="T15">B</text:span><text:span text:style-name="T16">9</text:span></text:p>
      <text:p text:style-name="P13">Faz a tua vontade em mim</text:p>
      <text:p text:style-name="P21"/>
      <text:p text:style-name="P12"><draw:line text:anchor-type="paragraph" draw:z-index="5" draw:name="Forma2" draw:style-name="gr6" draw:text-style-name="P24" svg:x1="-0.376cm" svg:y1="0.242cm" svg:x2="-0.046cm" svg:y2="0.242cm"><text:p/></draw:line><text:span text:style-name="T22">Solo</text:span>: <text:s/><text:span text:style-name="T21">A</text:span><text:span text:style-name="T23">9</text:span> <text:s/><text:span text:style-name="T21">F#m9</text:span> <text:s/><text:span text:style-name="T21">C#m7</text:span> <text:s/><text:span text:style-name="T21">B</text:span><text:span text:style-name="T23">9</text:span> <text:s/></text:p>
      <text:p text:style-name="P12"><text:span text:style-name="T21"><text:tab/> A</text:span><text:span text:style-name="T23">9</text:span> <text:s/><text:span text:style-name="T21">C#m7</text:span> <text:s/><text:span text:style-name="T21">B</text:span><text:span text:style-name="T23">9</text:span> <text:s text:c="3"/><text:span text:style-name="T21">B</text:span><text:span text:style-name="T23">9</text:span></text:p>
      <text:p text:style-name="P8"/>
      <text:p text:style-name="P8"/>
      <text:p text:style-name="P7">Final:</text:p>
      <text:p text:style-name="P11"><text:s/><text:span text:style-name="T15">E</text:span></text:p>
      <text:p text:style-name="P15">Eu entro neste lugar</text:p>
      <text:p text:style-name="P19"><text:s text:c="21"/><text:tab/><text:tab/><text:tab/><text:tab/><text:span text:style-name="T15">A</text:span><text:span text:style-name="T16">9</text:span></text:p>
      <text:p text:style-name="P9">Levanto as minhas mãos , só penso em te ado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1" svg:font-family="'Roboto Mono', 'Courier New'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9-02T22:54:05.484000000</dc:date>
    <meta:editing-cycles>77</meta:editing-cycles>
    <meta:editing-duration>P3DT14H50M24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6" meta:word-count="186" meta:character-count="1178" meta:non-whitespace-character-count="6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